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fd0" officeooo:paragraph-rsid="00004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ed some tex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04T23:43:49.849000000</dc:date>
    <meta:editing-duration>PT30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